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TA CRUZ VARGAS, JOSE CARLO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NTA CRUZ VARGAS, JOSE CARL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2054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CHULLI GOMEZ, ALEX LYI</text:p>
          </table:table-cell>
          <table:covered-table-cell/>
          <table:covered-table-cell/>
          <table:table-cell table:style-name="Tabla1.E3" table:number-columns-spanned="2" office:value-type="string">
            <text:p text:style-name="P9">DNI:6040424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11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2:09:4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